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dead enemies at night (sprites only)</text:p>
      <text:p text:style-name="Standard"/>
      <text:p text:style-name="Standard">Enemies at night are slightly stronger (add a damage modifier of x1.15)</text:p>
      <text:p text:style-name="Standard"/>
      <text:p text:style-name="Standard">Variety of enemies – Different colours, stronger attacks</text:p>
      <text:p text:style-name="Standard"/>
      <text:p text:style-name="Standard">Armour – Give enemies defense the player must break or deal enough damage to overcome.</text:p>
      <text:p text:style-name="Standard"/>
      <text:p text:style-name="Standard">Armour Piercing Power Ups</text:p>
      <text:p text:style-name="Standard"/>
      <text:p text:style-name="Standard">COOL SPELLS LIKE:</text:p>
      <text:p text:style-name="Standard"><text:tab/>METEOR RAIN – Makes a bunch of fireballs fall from the sky and damage everything they touch</text:p>
      <text:p text:style-name="Standard"><text:tab/>Lightning Bolt – Instant kill Attack that follows a bolt line killing every enemy it touches</text:p>
      <text:p text:style-name="Standard"><text:tab/>Force Push – rechargeable attack that knocks away enemies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6:03:10.47</meta:creation-date>
    <dc:date>2014-04-23T13:01:55.71</dc:date>
    <meta:editing-duration>PT49M41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1" meta:paragraph-count="10" meta:word-count="90" meta:character-count="537"/>
  </office:meta>
</office:document-meta>
</file>